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0.5457in"/>
    </style:style>
    <style:style style:name="co21" style:family="table-column">
      <style:table-column-properties fo:break-before="auto" style:column-width="0.8846in"/>
    </style:style>
    <style:style style:name="co22" style:family="table-column">
      <style:table-column-properties fo:break-before="auto" style:column-width="0.6335in"/>
    </style:style>
    <style:style style:name="co23" style:family="table-column">
      <style:table-column-properties fo:break-before="auto" style:column-width="1.2016in"/>
    </style:style>
    <style:style style:name="co24" style:family="table-column">
      <style:table-column-properties fo:break-before="auto" style:column-width="1.0598in"/>
    </style:style>
    <style:style style:name="co25" style:family="table-column">
      <style:table-column-properties fo:break-before="auto" style:column-width="1.2339in"/>
    </style:style>
    <style:style style:name="co26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10)/LOG([.C4];10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10)/LOG([.C5];10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" office:value-type="float" office:value="5.09220046218569">
            <text:p>5.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</table:table>
      <table:table table:name="tanks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weapon_autocannon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1"/>
        </table:table-row>
        <table:table-row table:style-name="ro2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1">
            <table:detective>
              <table:operation table:name="trace-dependents" table:index="3"/>
            </table:detective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able:detective>
              <table:highlighted-range table:cell-range-address="weapon_autocannon.H4:weapon_autocannon.H4" table:direction="from-same-table"/>
            </table:detective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100">
            <text:p>100</text:p>
          </table:table-cell>
          <table:table-cell table:formula="oooc:=CEILING(([.O5]-[.R5]/2);[.R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able:detective>
              <table:highlighted-range table:cell-range-address="weapon_autocannon.H4:weapon_autocannon.H4" table:direction="from-same-table"/>
            </table:detective>
            <text:p>1</text:p>
          </table:table-cell>
          <table:table-cell/>
          <table:table-cell table:formula="oooc:=[.U4]/[.F5]/[.T4]*[.N5]" office:value-type="float" office:value="20">
            <text:p>20</text:p>
          </table:table-cell>
          <table:table-cell table:formula="oooc:=[.V4]/[.J5]" office:value-type="float" office:value="40">
            <text:p>40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100">
            <text:p>100</text:p>
          </table:table-cell>
          <table:table-cell table:formula="oooc:=[.P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150">
            <text:p>150</text:p>
          </table:table-cell>
          <table:table-cell table:formula="oooc:=CEILING(([.O6]-[.R6]/2);[.R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/>
          <table:table-cell table:formula="oooc:=[.U4]/[.F6]/[.T4]*[.N6]" office:value-type="float" office:value="30.9333417186297">
            <text:p>30.93</text:p>
          </table:table-cell>
          <table:table-cell table:formula="oooc:=[.V4]/[.J6]" office:value-type="float" office:value="25.8620619549228">
            <text:p>25.86</text:p>
          </table:table-cell>
          <table:table-cell table:formula="oooc:=([.D6]/[.C6])/([.O6]/[.N6])" office:value-type="float" office:value="1.02635938401458">
            <text:p>1.03</text:p>
          </table:table-cell>
          <table:table-cell/>
          <table:table-cell table:formula="oooc:=[.G6]^[$globals.$C$16]*[$globals.$C$22]/[.O6]" office:value-type="float" office:value="154.666708593149">
            <text:p>154.67</text:p>
          </table:table-cell>
          <table:table-cell table:formula="oooc:=[.P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40">
            <text:p>240</text:p>
          </table:table-cell>
          <table:table-cell table:formula="oooc:=CEILING(([.O7]-[.R7]/2);[.R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/>
          <table:table-cell table:formula="oooc:=[.U4]/[.F7]/[.T4]*[.N7]" office:value-type="float" office:value="47.8435814940759">
            <text:p>47.84</text:p>
          </table:table-cell>
          <table:table-cell table:formula="oooc:=[.V4]/[.J7]" office:value-type="float" office:value="16.7211562140066">
            <text:p>16.72</text:p>
          </table:table-cell>
          <table:table-cell table:formula="oooc:=([.D7]/[.C7])/([.O7]/[.N7])" office:value-type="float" office:value="0.995288723691216">
            <text:p>1</text:p>
          </table:table-cell>
          <table:table-cell/>
          <table:table-cell table:formula="oooc:=[.G7]^[$globals.$C$16]*[$globals.$C$22]/[.O7]" office:value-type="float" office:value="239.217907470379">
            <text:p>239.22</text:p>
          </table:table-cell>
          <table:table-cell table:formula="oooc:=[.P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N7];10);1)-1);5)" office:value-type="float" office:value="10">
            <text:p>1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70">
            <text:p>370</text:p>
          </table:table-cell>
          <table:table-cell table:formula="oooc:=CEILING(([.O8]-[.R8]/2);[.R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/>
          <table:table-cell table:formula="oooc:=[.U4]/[.F8]/[.T4]*[.N8]" office:value-type="float" office:value="73.9980927699679">
            <text:p>74</text:p>
          </table:table-cell>
          <table:table-cell table:formula="oooc:=[.V4]/[.J8]" office:value-type="float" office:value="10.8110894491146">
            <text:p>10.81</text:p>
          </table:table-cell>
          <table:table-cell table:formula="oooc:=([.D8]/[.C8])/([.O8]/[.N8])" office:value-type="float" office:value="0.98602695112391">
            <text:p>0.99</text:p>
          </table:table-cell>
          <table:table-cell/>
          <table:table-cell table:formula="oooc:=[.G8]^[$globals.$C$16]*[$globals.$C$22]/[.O8]" office:value-type="float" office:value="369.99046384984">
            <text:p>369.99</text:p>
          </table:table-cell>
          <table:table-cell table:formula="oooc:=[.P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N8];10);1)-1);5)" office:value-type="float" office:value="10">
            <text:p>10</text:p>
          </table:table-cell>
          <table:table-cell table:formula="oooc:=10^(FLOOR(LOG([.O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570">
            <text:p>570</text:p>
          </table:table-cell>
          <table:table-cell table:formula="oooc:=CEILING(([.O9]-[.R9]/2);[.R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/>
          <table:table-cell table:formula="oooc:=[.U4]/[.F9]/[.T4]*[.N9]" office:value-type="float" office:value="114.450414509014">
            <text:p>114.45</text:p>
          </table:table-cell>
          <table:table-cell table:formula="oooc:=[.V4]/[.J9]" office:value-type="float" office:value="6.98992662833032">
            <text:p>6.99</text:p>
          </table:table-cell>
          <table:table-cell table:formula="oooc:=([.D9]/[.C9])/([.O9]/[.N9])" office:value-type="float" office:value="1.01666805517812">
            <text:p>1.02</text:p>
          </table:table-cell>
          <table:table-cell/>
          <table:table-cell table:formula="oooc:=[.G9]^[$globals.$C$16]*[$globals.$C$22]/[.O9]" office:value-type="float" office:value="572.25207254507">
            <text:p>572.25</text:p>
          </table:table-cell>
          <table:table-cell table:formula="oooc:=[.P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N9];10);1)-1);5)" office:value-type="float" office:value="10">
            <text:p>1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890">
            <text:p>890</text:p>
          </table:table-cell>
          <table:table-cell table:formula="oooc:=CEILING(([.O10]-[.R10]/2);[.R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/>
          <table:table-cell table:formula="oooc:=[.U4]/[.F10]/[.T4]*[.N10]" office:value-type="float" office:value="177.016689092307">
            <text:p>177.02</text:p>
          </table:table-cell>
          <table:table-cell table:formula="oooc:=[.V4]/[.J10]" office:value-type="float" office:value="4.51934788805609">
            <text:p>4.52</text:p>
          </table:table-cell>
          <table:table-cell table:formula="oooc:=([.D10]/[.C10])/([.O10]/[.N10])" office:value-type="float" office:value="0.979176154011034">
            <text:p>0.98</text:p>
          </table:table-cell>
          <table:table-cell/>
          <table:table-cell table:formula="oooc:=[.G10]^[$globals.$C$16]*[$globals.$C$22]/[.O10]" office:value-type="float" office:value="885.083445461536">
            <text:p>885.08</text:p>
          </table:table-cell>
          <table:table-cell table:formula="oooc:=[.P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N10];10);1)-1);5)" office:value-type="float" office:value="10">
            <text:p>1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T4]" office:value-type="float" office:value="100">
            <text:p>100</text:p>
          </table:table-cell>
          <table:table-cell table:formula="oooc:=[.U4]*[$globals.$C$4]" office:value-type="float" office:value="70">
            <text:p>70</text:p>
          </table:table-cell>
          <table:table-cell table:formula="oooc:=[.V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13]-[.Q13]/2);[.Q13])" office:value-type="float" office:value="4200">
            <text:p>4,200</text:p>
          </table:table-cell>
          <table:table-cell table:formula="oooc:=CEILING(([.O13]-[.R13]/2);[.R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/>
          <table:table-cell table:formula="oooc:=[.U12]/[.F13]/[.T12]*[.N13]" office:value-type="float" office:value="650.536332414229">
            <text:p>650.54</text:p>
          </table:table-cell>
          <table:table-cell table:formula="oooc:=[.V12]/[.J13]" office:value-type="float" office:value="36.892635820866">
            <text:p>36.89</text:p>
          </table:table-cell>
          <table:table-cell table:formula="oooc:=([.D13]/[.C13])/([.O13]/[.N13])" office:value-type="float" office:value="0.984382999708125">
            <text:p>0.98</text:p>
          </table:table-cell>
          <table:table-cell/>
          <table:table-cell table:formula="oooc:=[.G13]^[$globals.$C$16]*[$globals.$C$22]/[.O13]" office:value-type="float" office:value="4182.01927980576">
            <text:p>4182.02</text:p>
          </table:table-cell>
          <table:table-cell table:formula="oooc:=[.P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N13];10);1)-1);5)" office:value-type="float" office:value="100">
            <text:p>100</text:p>
          </table:table-cell>
          <table:table-cell table:formula="oooc:=10^(FLOOR(LOG([.O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14]-[.Q14]/2);[.Q14])" office:value-type="float" office:value="6500">
            <text:p>6,500</text:p>
          </table:table-cell>
          <table:table-cell table:formula="oooc:=CEILING(([.O14]-[.R14]/2);[.R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/>
          <table:table-cell table:formula="oooc:=[.U12]/[.F14]/[.T12]*[.N14]" office:value-type="float" office:value="1006.16313354767">
            <text:p>1006.16</text:p>
          </table:table-cell>
          <table:table-cell table:formula="oooc:=[.V12]/[.J14]" office:value-type="float" office:value="23.852990831991">
            <text:p>23.85</text:p>
          </table:table-cell>
          <table:table-cell table:formula="oooc:=([.D14]/[.C14])/([.O14]/[.N14])" office:value-type="float" office:value="1.00575909695596">
            <text:p>1.01</text:p>
          </table:table-cell>
          <table:table-cell/>
          <table:table-cell table:formula="oooc:=[.G14]^[$globals.$C$16]*[$globals.$C$22]/[.O14]" office:value-type="float" office:value="6468.19157280647">
            <text:p>6468.19</text:p>
          </table:table-cell>
          <table:table-cell table:formula="oooc:=[.P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N14];10);1)-1);5)" office:value-type="float" office:value="100">
            <text:p>100</text:p>
          </table:table-cell>
          <table:table-cell table:formula="oooc:=10^(FLOOR(LOG([.O1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15]-[.Q15]/2);[.Q15])" office:value-type="float" office:value="10000">
            <text:p>10,000</text:p>
          </table:table-cell>
          <table:table-cell table:formula="oooc:=CEILING(([.O15]-[.R15]/2);[.R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/>
          <table:table-cell table:formula="oooc:=[.U12]/[.F15]/[.T12]*[.N15]" office:value-type="float" office:value="1556.19940173587">
            <text:p>1556.2</text:p>
          </table:table-cell>
          <table:table-cell table:formula="oooc:=[.V12]/[.J15]" office:value-type="float" office:value="15.4221881676789">
            <text:p>15.42</text:p>
          </table:table-cell>
          <table:table-cell table:formula="oooc:=([.D15]/[.C15])/([.O15]/[.N15])" office:value-type="float" office:value="0.998475724244355">
            <text:p>1</text:p>
          </table:table-cell>
          <table:table-cell/>
          <table:table-cell table:formula="oooc:=[.G15]^[$globals.$C$16]*[$globals.$C$22]/[.O15]" office:value-type="float" office:value="10004.1390111592">
            <text:p>10004.14</text:p>
          </table:table-cell>
          <table:table-cell table:formula="oooc:=[.P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N15];10);1)-1);5)" office:value-type="float" office:value="1000">
            <text:p>1000</text:p>
          </table:table-cell>
          <table:table-cell table:formula="oooc:=10^(FLOOR(LOG([.O1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16]-[.Q16]/2);[.Q16])" office:value-type="float" office:value="15000">
            <text:p>15,000</text:p>
          </table:table-cell>
          <table:table-cell table:formula="oooc:=CEILING(([.O16]-[.R16]/2);[.R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/>
          <table:table-cell table:formula="oooc:=[.U12]/[.F16]/[.T12]*[.N16]" office:value-type="float" office:value="2406.92239381114">
            <text:p>2406.92</text:p>
          </table:table-cell>
          <table:table-cell table:formula="oooc:=[.V12]/[.J16]" office:value-type="float" office:value="9.97123964682476">
            <text:p>9.97</text:p>
          </table:table-cell>
          <table:table-cell table:formula="oooc:=([.D16]/[.C16])/([.O16]/[.N16])" office:value-type="float" office:value="1.03514639322116">
            <text:p>1.04</text:p>
          </table:table-cell>
          <table:table-cell/>
          <table:table-cell table:formula="oooc:=[.G16]^[$globals.$C$16]*[$globals.$C$22]/[.O16]" office:value-type="float" office:value="15473.072531643">
            <text:p>15473.07</text:p>
          </table:table-cell>
          <table:table-cell table:formula="oooc:=[.P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N16];10);1)-1);5)" office:value-type="float" office:value="1000">
            <text:p>1000</text:p>
          </table:table-cell>
          <table:table-cell table:formula="oooc:=10^(FLOOR(LOG([.O1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17]-[.Q17]/2);[.Q17])" office:value-type="float" office:value="24000">
            <text:p>24,000</text:p>
          </table:table-cell>
          <table:table-cell table:formula="oooc:=CEILING(([.O17]-[.R17]/2);[.R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/>
          <table:table-cell table:formula="oooc:=[.U12]/[.F17]/[.T12]*[.N17]" office:value-type="float" office:value="3722.70764489911">
            <text:p>3722.71</text:p>
          </table:table-cell>
          <table:table-cell table:formula="oooc:=[.V12]/[.J17]" office:value-type="float" office:value="6.44692043783911">
            <text:p>6.45</text:p>
          </table:table-cell>
          <table:table-cell table:formula="oooc:=([.D17]/[.C17])/([.O17]/[.N17])" office:value-type="float" office:value="0.993771629219826">
            <text:p>0.99</text:p>
          </table:table-cell>
          <table:table-cell/>
          <table:table-cell table:formula="oooc:=[.G17]^[$globals.$C$16]*[$globals.$C$22]/[.O17]" office:value-type="float" office:value="23931.6920029229">
            <text:p>23931.69</text:p>
          </table:table-cell>
          <table:table-cell table:formula="oooc:=[.P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N17];10);1)-1);5)" office:value-type="float" office:value="1000">
            <text:p>1000</text:p>
          </table:table-cell>
          <table:table-cell table:formula="oooc:=10^(FLOOR(LOG([.O1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8]-[.Q18]/2);[.Q18])" office:value-type="float" office:value="37000">
            <text:p>37,000</text:p>
          </table:table-cell>
          <table:table-cell table:formula="oooc:=CEILING(([.O18]-[.R18]/2);[.R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/>
          <table:table-cell table:formula="oooc:=[.U12]/[.F18]/[.T12]*[.N18]" office:value-type="float" office:value="5757.78938491098">
            <text:p>5757.79</text:p>
          </table:table-cell>
          <table:table-cell table:formula="oooc:=[.V12]/[.J18]" office:value-type="float" office:value="4.16826639454633">
            <text:p>4.17</text:p>
          </table:table-cell>
          <table:table-cell table:formula="oooc:=([.D18]/[.C18])/([.O18]/[.N18])" office:value-type="float" office:value="0.9845239741479">
            <text:p>0.98</text:p>
          </table:table-cell>
          <table:table-cell/>
          <table:table-cell table:formula="oooc:=[.G18]^[$globals.$C$16]*[$globals.$C$22]/[.O18]" office:value-type="float" office:value="37014.3603315706">
            <text:p>37014.36</text:p>
          </table:table-cell>
          <table:table-cell table:formula="oooc:=[.P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N18];10);1)-1);5)" office:value-type="float" office:value="1000">
            <text:p>1000</text:p>
          </table:table-cell>
          <table:table-cell table:formula="oooc:=10^(FLOOR(LOG([.O1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 table:number-columns-repeated="6"/>
          <table:table-cell table:formula="oooc:=[.G20]/[.H20]" office:value-type="float" office:value="48.0113636363636">
            <text:p>48.01</text:p>
          </table:table-cell>
          <table:table-cell table:number-columns-repeated="3"/>
          <table:table-cell table:style-name="ce2" table:formula="oooc:=[.T12]" office:value-type="float" office:value="100">
            <text:p>100</text:p>
          </table:table-cell>
          <table:table-cell table:formula="oooc:=[.U12]*[$globals.$C$4]" office:value-type="float" office:value="245">
            <text:p>245</text:p>
          </table:table-cell>
          <table:table-cell table:formula="oooc:=[.V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1]-[.Q21]/2);[.Q21])" office:value-type="float" office:value="170000">
            <text:p>170,000</text:p>
          </table:table-cell>
          <table:table-cell table:formula="oooc:=CEILING(([.O21]-[.R21]/2);[.R21])" office:value-type="float" office:value="2.4">
            <text:p>2.4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.1">
            <text:p>1.1</text:p>
          </table:table-cell>
          <table:table-cell/>
          <table:table-cell table:formula="oooc:=[.U20]/[.F21]/[.T20]*[.N21]" office:value-type="float" office:value="21111.8944113402">
            <text:p>21111.89</text:p>
          </table:table-cell>
          <table:table-cell table:formula="oooc:=[.V20]/[.J21]" office:value-type="float" office:value="34.1039977735609">
            <text:p>34.1</text:p>
          </table:table-cell>
          <table:table-cell table:formula="oooc:=([.D21]/[.C21])/([.O21]/[.N21])" office:value-type="float" office:value="1.01353649523432">
            <text:p>1.01</text:p>
          </table:table-cell>
          <table:table-cell/>
          <table:table-cell table:formula="oooc:=[.G21]^[$globals.$C$16]*[$globals.$C$22]/[.O21]" office:value-type="float" office:value="172341.995194614">
            <text:p>172342</text:p>
          </table:table-cell>
          <table:table-cell table:formula="oooc:=[.P21]/[.F21]" office:value-type="float" office:value="2.40056818181818">
            <text:p>2.4</text:p>
          </table:table-cell>
          <table:table-cell table:formula="oooc:=[.G21]/[.H21]" office:value-type="float" office:value="48.0113636363636">
            <text:p>48.01</text:p>
          </table:table-cell>
          <table:table-cell table:formula="oooc:=MAX(10^(FLOOR(LOG([.N21];10);1)-1);5)" office:value-type="float" office:value="10000">
            <text:p>10000</text:p>
          </table:table-cell>
          <table:table-cell table:formula="oooc:=10^(FLOOR(LOG([.O2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22]-[.Q22]/2);[.Q22])" office:value-type="float" office:value="270000">
            <text:p>270,000</text:p>
          </table:table-cell>
          <table:table-cell table:formula="oooc:=CEILING(([.O22]-[.R22]/2);[.R22])" office:value-type="float" office:value="3">
            <text:p>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.1">
            <text:p>1.1</text:p>
          </table:table-cell>
          <table:table-cell/>
          <table:table-cell table:formula="oooc:=[.U20]/[.F22]/[.T20]*[.N22]" office:value-type="float" office:value="32653.0722076808">
            <text:p>32653.07</text:p>
          </table:table-cell>
          <table:table-cell table:formula="oooc:=[.V20]/[.J22]" office:value-type="float" office:value="22.0499925832595">
            <text:p>22.05</text:p>
          </table:table-cell>
          <table:table-cell table:formula="oooc:=([.D22]/[.C22])/([.O22]/[.N22])" office:value-type="float" office:value="0.974663568106528">
            <text:p>0.97</text:p>
          </table:table-cell>
          <table:table-cell/>
          <table:table-cell table:formula="oooc:=[.G22]^[$globals.$C$16]*[$globals.$C$22]/[.O22]" office:value-type="float" office:value="266555.691491272">
            <text:p>266555.69</text:p>
          </table:table-cell>
          <table:table-cell table:formula="oooc:=[.P22]/[.F22]" office:value-type="float" office:value="3.03872023370311">
            <text:p>3.04</text:p>
          </table:table-cell>
          <table:table-cell table:formula="oooc:=[.G22]/[.H22]" office:value-type="float" office:value="60.7744046740623">
            <text:p>60.77</text:p>
          </table:table-cell>
          <table:table-cell table:formula="oooc:=MAX(10^(FLOOR(LOG([.N22];10);1)-1);5)" office:value-type="float" office:value="10000">
            <text:p>10000</text:p>
          </table:table-cell>
          <table:table-cell table:formula="oooc:=10^(FLOOR(LOG([.O2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23]-[.Q23]/2);[.Q23])" office:value-type="float" office:value="410000">
            <text:p>410,000</text:p>
          </table:table-cell>
          <table:table-cell table:formula="oooc:=CEILING(([.O23]-[.R23]/2);[.R23])" office:value-type="float" office:value="3.8">
            <text:p>3.8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.1">
            <text:p>1.1</text:p>
          </table:table-cell>
          <table:table-cell/>
          <table:table-cell table:formula="oooc:=[.U20]/[.F23]/[.T20]*[.N23]" office:value-type="float" office:value="50503.4320381641">
            <text:p>50503.43</text:p>
          </table:table-cell>
          <table:table-cell table:formula="oooc:=[.V20]/[.J23]" office:value-type="float" office:value="14.2564568573462">
            <text:p>14.26</text:p>
          </table:table-cell>
          <table:table-cell table:formula="oooc:=([.D23]/[.C23])/([.O23]/[.N23])" office:value-type="float" office:value="0.993383983708121">
            <text:p>0.99</text:p>
          </table:table-cell>
          <table:table-cell/>
          <table:table-cell table:formula="oooc:=[.G23]^[$globals.$C$16]*[$globals.$C$22]/[.O23]" office:value-type="float" office:value="412272.914597258">
            <text:p>412272.91</text:p>
          </table:table-cell>
          <table:table-cell table:formula="oooc:=[.P23]/[.F23]" office:value-type="float" office:value="3.84651464126424">
            <text:p>3.85</text:p>
          </table:table-cell>
          <table:table-cell table:formula="oooc:=[.G23]/[.H23]" office:value-type="float" office:value="76.9302928252848">
            <text:p>76.93</text:p>
          </table:table-cell>
          <table:table-cell table:formula="oooc:=MAX(10^(FLOOR(LOG([.N23];10);1)-1);5)" office:value-type="float" office:value="10000">
            <text:p>10000</text:p>
          </table:table-cell>
          <table:table-cell table:formula="oooc:=10^(FLOOR(LOG([.O2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24]-[.Q24]/2);[.Q24])" office:value-type="float" office:value="640000">
            <text:p>640,000</text:p>
          </table:table-cell>
          <table:table-cell table:formula="oooc:=CEILING(([.O24]-[.R24]/2);[.R24])" office:value-type="float" office:value="4.9">
            <text:p>4.9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.1">
            <text:p>1.1</text:p>
          </table:table-cell>
          <table:table-cell/>
          <table:table-cell table:formula="oooc:=[.U20]/[.F24]/[.T20]*[.N24]" office:value-type="float" office:value="78111.9960600061">
            <text:p>78112</text:p>
          </table:table-cell>
          <table:table-cell table:formula="oooc:=[.V20]/[.J24]" office:value-type="float" office:value="9.21753426255926">
            <text:p>9.22</text:p>
          </table:table-cell>
          <table:table-cell table:formula="oooc:=([.D24]/[.C24])/([.O24]/[.N24])" office:value-type="float" office:value="1.0026600035145">
            <text:p>1</text:p>
          </table:table-cell>
          <table:table-cell/>
          <table:table-cell table:formula="oooc:=[.G24]^[$globals.$C$16]*[$globals.$C$22]/[.O24]" office:value-type="float" office:value="637648.947428621">
            <text:p>637648.95</text:p>
          </table:table-cell>
          <table:table-cell table:formula="oooc:=[.P24]/[.F24]" office:value-type="float" office:value="4.86904806877516">
            <text:p>4.87</text:p>
          </table:table-cell>
          <table:table-cell table:formula="oooc:=[.G24]/[.H24]" office:value-type="float" office:value="97.3809613755032">
            <text:p>97.38</text:p>
          </table:table-cell>
          <table:table-cell table:formula="oooc:=MAX(10^(FLOOR(LOG([.N24];10);1)-1);5)" office:value-type="float" office:value="10000">
            <text:p>10000</text:p>
          </table:table-cell>
          <table:table-cell table:formula="oooc:=10^(FLOOR(LOG([.O2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25]-[.Q25]/2);[.Q25])" office:value-type="float" office:value="990000">
            <text:p>990,000</text:p>
          </table:table-cell>
          <table:table-cell table:formula="oooc:=CEILING(([.O25]-[.R25]/2);[.R25])" office:value-type="float" office:value="6.2">
            <text:p>6.2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.1">
            <text:p>1.1</text:p>
          </table:table-cell>
          <table:table-cell/>
          <table:table-cell table:formula="oooc:=[.U20]/[.F25]/[.T20]*[.N25]" office:value-type="float" office:value="120813.253322421">
            <text:p>120813.25</text:p>
          </table:table-cell>
          <table:table-cell table:formula="oooc:=[.V20]/[.J25]" office:value-type="float" office:value="5.95961105424828">
            <text:p>5.96</text:p>
          </table:table-cell>
          <table:table-cell table:formula="oooc:=([.D25]/[.C25])/([.O25]/[.N25])" office:value-type="float" office:value="1.00210735887007">
            <text:p>1</text:p>
          </table:table-cell>
          <table:table-cell/>
          <table:table-cell table:formula="oooc:=[.G25]^[$globals.$C$16]*[$globals.$C$22]/[.O25]" office:value-type="float" office:value="986230.639366705">
            <text:p>986230.64</text:p>
          </table:table-cell>
          <table:table-cell table:formula="oooc:=[.P25]/[.F25]" office:value-type="float" office:value="6.16340539607334">
            <text:p>6.16</text:p>
          </table:table-cell>
          <table:table-cell table:formula="oooc:=[.G25]/[.H25]" office:value-type="float" office:value="123.268107921467">
            <text:p>123.27</text:p>
          </table:table-cell>
          <table:table-cell table:formula="oooc:=MAX(10^(FLOOR(LOG([.N25];10);1)-1);5)" office:value-type="float" office:value="10000">
            <text:p>10000</text:p>
          </table:table-cell>
          <table:table-cell table:formula="oooc:=10^(FLOOR(LOG([.O2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26]-[.Q26]/2);[.Q26])" office:value-type="float" office:value="1500000">
            <text:p>1,500,000</text:p>
          </table:table-cell>
          <table:table-cell table:formula="oooc:=CEILING(([.O26]-[.R26]/2);[.R26])" office:value-type="float" office:value="7.8">
            <text:p>7.8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.1">
            <text:p>1.1</text:p>
          </table:table-cell>
          <table:table-cell/>
          <table:table-cell table:formula="oooc:=[.U20]/[.F26]/[.T20]*[.N26]" office:value-type="float" office:value="186857.882458092">
            <text:p>186857.88</text:p>
          </table:table-cell>
          <table:table-cell table:formula="oooc:=[.V20]/[.J26]" office:value-type="float" office:value="3.8531957578053">
            <text:p>3.85</text:p>
          </table:table-cell>
          <table:table-cell table:formula="oooc:=([.D26]/[.C26])/([.O26]/[.N26])" office:value-type="float" office:value="1.01667295641007">
            <text:p>1.02</text:p>
          </table:table-cell>
          <table:table-cell/>
          <table:table-cell table:formula="oooc:=[.G26]^[$globals.$C$16]*[$globals.$C$22]/[.O26]" office:value-type="float" office:value="1525370.46904565">
            <text:p>1525370.47</text:p>
          </table:table-cell>
          <table:table-cell table:formula="oooc:=[.P26]/[.F26]" office:value-type="float" office:value="7.80184659090909">
            <text:p>7.8</text:p>
          </table:table-cell>
          <table:table-cell table:formula="oooc:=[.G26]/[.H26]" office:value-type="float" office:value="156.036931818182">
            <text:p>156.04</text:p>
          </table:table-cell>
          <table:table-cell table:formula="oooc:=MAX(10^(FLOOR(LOG([.N26];10);1)-1);5)" office:value-type="float" office:value="100000">
            <text:p>100000</text:p>
          </table:table-cell>
          <table:table-cell table:formula="oooc:=10^(FLOOR(LOG([.O2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28]/[.H28]" office:value-type="float" office:value="163.467261904762">
            <text:p>163.47</text:p>
          </table:table-cell>
          <table:table-cell table:number-columns-repeated="3"/>
          <table:table-cell table:style-name="ce2" table:formula="oooc:=[.T20]" office:value-type="float" office:value="100">
            <text:p>100</text:p>
          </table:table-cell>
          <table:table-cell table:formula="oooc:=[.U20]*[$globals.$C$4]" office:value-type="float" office:value="857.5">
            <text:p>857.5</text:p>
          </table:table-cell>
          <table:table-cell table:formula="oooc:=[.V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29]-[.Q29]/2);[.Q29])" office:value-type="float" office:value="2900000">
            <text:p>2,900,000</text:p>
          </table:table-cell>
          <table:table-cell table:formula="oooc:=CEILING(([.O29]-[.R29]/2);[.R29])" office:value-type="float" office:value="4.1">
            <text:p>4.1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.05">
            <text:p>1.05</text:p>
          </table:table-cell>
          <table:table-cell/>
          <table:table-cell table:formula="oooc:=[.U28]/[.F29]/[.T28]*[.N29]" office:value-type="float" office:value="624275.198212261">
            <text:p>624275.2</text:p>
          </table:table-cell>
          <table:table-cell table:formula="oooc:=[.V28]/[.J29]" office:value-type="float" office:value="34.6001251721292">
            <text:p>34.6</text:p>
          </table:table-cell>
          <table:table-cell table:formula="oooc:=([.D29]/[.C29])/([.O29]/[.N29])" office:value-type="float" office:value="1.00743493241831">
            <text:p>1.01</text:p>
          </table:table-cell>
          <table:table-cell/>
          <table:table-cell table:formula="oooc:=[.G29]^[$globals.$C$16]*[$globals.$C$22]/[.O29]" office:value-type="float" office:value="2912070.89545078">
            <text:p>2912070.9</text:p>
          </table:table-cell>
          <table:table-cell table:formula="oooc:=[.P29]/[.F29]" office:value-type="float" office:value="4.08668154761905">
            <text:p>4.09</text:p>
          </table:table-cell>
          <table:table-cell table:formula="oooc:=[.G29]/[.H29]" office:value-type="float" office:value="163.467261904762">
            <text:p>163.47</text:p>
          </table:table-cell>
          <table:table-cell table:formula="oooc:=MAX(10^(FLOOR(LOG([.N29];10);1)-1);5)" office:value-type="float" office:value="100000">
            <text:p>100000</text:p>
          </table:table-cell>
          <table:table-cell table:formula="oooc:=10^(FLOOR(LOG([.O2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0]-[.Q30]/2);[.Q30])" office:value-type="float" office:value="4500000">
            <text:p>4,500,000</text:p>
          </table:table-cell>
          <table:table-cell table:formula="oooc:=CEILING(([.O30]-[.R30]/2);[.R30])" office:value-type="float" office:value="5.2">
            <text:p>5.2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.05">
            <text:p>1.05</text:p>
          </table:table-cell>
          <table:table-cell/>
          <table:table-cell table:formula="oooc:=[.U28]/[.F30]/[.T28]*[.N30]" office:value-type="float" office:value="965545.901638259">
            <text:p>965545.9</text:p>
          </table:table-cell>
          <table:table-cell table:formula="oooc:=[.V28]/[.J30]" office:value-type="float" office:value="22.3707645212422">
            <text:p>22.37</text:p>
          </table:table-cell>
          <table:table-cell table:formula="oooc:=([.D30]/[.C30])/([.O30]/[.N30])" office:value-type="float" office:value="1.00610231473791">
            <text:p>1.01</text:p>
          </table:table-cell>
          <table:table-cell/>
          <table:table-cell table:formula="oooc:=[.G30]^[$globals.$C$16]*[$globals.$C$22]/[.O30]" office:value-type="float" office:value="4504004.20589275">
            <text:p>4504004.21</text:p>
          </table:table-cell>
          <table:table-cell table:formula="oooc:=[.P30]/[.F30]" office:value-type="float" office:value="5.17305944547078">
            <text:p>5.17</text:p>
          </table:table-cell>
          <table:table-cell table:formula="oooc:=[.G30]/[.H30]" office:value-type="float" office:value="206.922377818831">
            <text:p>206.92</text:p>
          </table:table-cell>
          <table:table-cell table:formula="oooc:=MAX(10^(FLOOR(LOG([.N30];10);1)-1);5)" office:value-type="float" office:value="100000">
            <text:p>100000</text:p>
          </table:table-cell>
          <table:table-cell table:formula="oooc:=10^(FLOOR(LOG([.O3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1]-[.Q31]/2);[.Q31])" office:value-type="float" office:value="7000000">
            <text:p>7,000,000</text:p>
          </table:table-cell>
          <table:table-cell table:formula="oooc:=CEILING(([.O31]-[.R31]/2);[.R31])" office:value-type="float" office:value="6.5">
            <text:p>6.5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.05">
            <text:p>1.05</text:p>
          </table:table-cell>
          <table:table-cell/>
          <table:table-cell table:formula="oooc:=[.U28]/[.F31]/[.T28]*[.N31]" office:value-type="float" office:value="1493378.06601993">
            <text:p>1493378.07</text:p>
          </table:table-cell>
          <table:table-cell table:formula="oooc:=[.V28]/[.J31]" office:value-type="float" office:value="14.4638524506839">
            <text:p>14.46</text:p>
          </table:table-cell>
          <table:table-cell table:formula="oooc:=([.D31]/[.C31])/([.O31]/[.N31])" office:value-type="float" office:value="0.987840451540218">
            <text:p>0.99</text:p>
          </table:table-cell>
          <table:table-cell/>
          <table:table-cell table:formula="oooc:=[.G31]^[$globals.$C$16]*[$globals.$C$22]/[.O31]" office:value-type="float" office:value="6966195.0601513">
            <text:p>6966195.06</text:p>
          </table:table-cell>
          <table:table-cell table:formula="oooc:=[.P31]/[.F31]" office:value-type="float" office:value="6.54823325834269">
            <text:p>6.55</text:p>
          </table:table-cell>
          <table:table-cell table:formula="oooc:=[.G31]/[.H31]" office:value-type="float" office:value="261.929330333708">
            <text:p>261.93</text:p>
          </table:table-cell>
          <table:table-cell table:formula="oooc:=MAX(10^(FLOOR(LOG([.N31];10);1)-1);5)" office:value-type="float" office:value="100000">
            <text:p>100000</text:p>
          </table:table-cell>
          <table:table-cell table:formula="oooc:=10^(FLOOR(LOG([.O3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32]-[.Q32]/2);[.Q32])" office:value-type="float" office:value="11000000">
            <text:p>11,000,000</text:p>
          </table:table-cell>
          <table:table-cell table:formula="oooc:=CEILING(([.O32]-[.R32]/2);[.R32])" office:value-type="float" office:value="8.3">
            <text:p>8.3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.05">
            <text:p>1.05</text:p>
          </table:table-cell>
          <table:table-cell/>
          <table:table-cell table:formula="oooc:=[.U28]/[.F32]/[.T28]*[.N32]" office:value-type="float" office:value="2309758.70156505">
            <text:p>2309758.7</text:p>
          </table:table-cell>
          <table:table-cell table:formula="oooc:=[.V28]/[.J32]" office:value-type="float" office:value="9.35162620466122">
            <text:p>9.35</text:p>
          </table:table-cell>
          <table:table-cell table:formula="oooc:=([.D32]/[.C32])/([.O32]/[.N32])" office:value-type="float" office:value="0.980792346618212">
            <text:p>0.98</text:p>
          </table:table-cell>
          <table:table-cell/>
          <table:table-cell table:formula="oooc:=[.G32]^[$globals.$C$16]*[$globals.$C$22]/[.O32]" office:value-type="float" office:value="10774384.6137145">
            <text:p>10774384.61</text:p>
          </table:table-cell>
          <table:table-cell table:formula="oooc:=[.P32]/[.F32]" office:value-type="float" office:value="8.28897468851009">
            <text:p>8.29</text:p>
          </table:table-cell>
          <table:table-cell table:formula="oooc:=[.G32]/[.H32]" office:value-type="float" office:value="331.558987540404">
            <text:p>331.56</text:p>
          </table:table-cell>
          <table:table-cell table:formula="oooc:=MAX(10^(FLOOR(LOG([.N32];10);1)-1);5)" office:value-type="float" office:value="1000000">
            <text:p>1000000</text:p>
          </table:table-cell>
          <table:table-cell table:formula="oooc:=10^(FLOOR(LOG([.O3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33]-[.Q33]/2);[.Q33])" office:value-type="float" office:value="17000000">
            <text:p>17,000,000</text:p>
          </table:table-cell>
          <table:table-cell table:formula="oooc:=CEILING(([.O33]-[.R33]/2);[.R33])" office:value-type="float" office:value="10">
            <text:p>10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.05">
            <text:p>1.05</text:p>
          </table:table-cell>
          <table:table-cell/>
          <table:table-cell table:formula="oooc:=[.U28]/[.F33]/[.T28]*[.N33]" office:value-type="float" office:value="3572427.76015451">
            <text:p>3572427.76</text:p>
          </table:table-cell>
          <table:table-cell table:formula="oooc:=[.V28]/[.J33]" office:value-type="float" office:value="6.0463084071057">
            <text:p>6.05</text:p>
          </table:table-cell>
          <table:table-cell table:formula="oooc:=([.D33]/[.C33])/([.O33]/[.N33])" office:value-type="float" office:value="0.934249579488886">
            <text:p>0.93</text:p>
          </table:table-cell>
          <table:table-cell/>
          <table:table-cell table:formula="oooc:=[.G33]^[$globals.$C$16]*[$globals.$C$22]/[.O33]" office:value-type="float" office:value="16664386.0531989">
            <text:p>16664386.05</text:p>
          </table:table-cell>
          <table:table-cell table:formula="oooc:=[.P33]/[.F33]" office:value-type="float" office:value="10.4924639480772">
            <text:p>10.49</text:p>
          </table:table-cell>
          <table:table-cell table:formula="oooc:=[.G33]/[.H33]" office:value-type="float" office:value="419.698557923089">
            <text:p>419.7</text:p>
          </table:table-cell>
          <table:table-cell table:formula="oooc:=MAX(10^(FLOOR(LOG([.N33];10);1)-1);5)" office:value-type="float" office:value="1000000">
            <text:p>1000000</text:p>
          </table:table-cell>
          <table:table-cell table:formula="oooc:=10^(FLOOR(LOG([.O33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34]-[.Q34]/2);[.Q34])" office:value-type="float" office:value="26000000">
            <text:p>26,000,000</text:p>
          </table:table-cell>
          <table:table-cell table:formula="oooc:=CEILING(([.O34]-[.R34]/2);[.R34])" office:value-type="float" office:value="13">
            <text:p>13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.05">
            <text:p>1.05</text:p>
          </table:table-cell>
          <table:table-cell/>
          <table:table-cell table:formula="oooc:=[.U28]/[.F34]/[.T28]*[.N34]" office:value-type="float" office:value="5525356.43349892">
            <text:p>5525356.43</text:p>
          </table:table-cell>
          <table:table-cell table:formula="oooc:=[.V28]/[.J34]" office:value-type="float" office:value="3.90925006557846">
            <text:p>3.91</text:p>
          </table:table-cell>
          <table:table-cell table:formula="oooc:=([.D34]/[.C34])/([.O34]/[.N34])" office:value-type="float" office:value="0.970291011288187">
            <text:p>0.97</text:p>
          </table:table-cell>
          <table:table-cell/>
          <table:table-cell table:formula="oooc:=[.G34]^[$globals.$C$16]*[$globals.$C$22]/[.O34]" office:value-type="float" office:value="25774257.4157384">
            <text:p>25774257.42</text:p>
          </table:table-cell>
          <table:table-cell table:formula="oooc:=[.P34]/[.F34]" office:value-type="float" office:value="13.2817150297619">
            <text:p>13.28</text:p>
          </table:table-cell>
          <table:table-cell table:formula="oooc:=[.G34]/[.H34]" office:value-type="float" office:value="531.268601190476">
            <text:p>531.27</text:p>
          </table:table-cell>
          <table:table-cell table:formula="oooc:=MAX(10^(FLOOR(LOG([.N34];10);1)-1);5)" office:value-type="float" office:value="1000000">
            <text:p>1000000</text:p>
          </table:table-cell>
          <table:table-cell table:formula="oooc:=10^(FLOOR(LOG([.O3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36]/[.H36]" office:value-type="float" office:value="531.268601190476">
            <text:p>531.27</text:p>
          </table:table-cell>
          <table:table-cell table:number-columns-repeated="3"/>
          <table:table-cell table:style-name="ce2" table:formula="oooc:=[.T28]" office:value-type="float" office:value="100">
            <text:p>100</text:p>
          </table:table-cell>
          <table:table-cell table:formula="oooc:=[.U28]*[$globals.$C$4]" office:value-type="float" office:value="3001.25">
            <text:p>3001.25</text:p>
          </table:table-cell>
          <table:table-cell table:formula="oooc:=[.V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37]-[.Q37]/2);[.Q37])" office:value-type="float" office:value="48000000">
            <text:p>48,000,000</text:p>
          </table:table-cell>
          <table:table-cell table:formula="oooc:=CEILING(([.O37]-[.R37]/2);[.R37])" office:value-type="float" office:value="7.1">
            <text:p>7.1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.05">
            <text:p>1.05</text:p>
          </table:table-cell>
          <table:table-cell/>
          <table:table-cell table:formula="oooc:=[.U36]/[.F37]/[.T36]*[.N37]" office:value-type="float" office:value="19338747.5172462">
            <text:p>19338747.52</text:p>
          </table:table-cell>
          <table:table-cell table:formula="oooc:=[.V36]/[.J37]" office:value-type="float" office:value="33.5078577049582">
            <text:p>33.51</text:p>
          </table:table-cell>
          <table:table-cell table:formula="oooc:=([.D37]/[.C37])/([.O37]/[.N37])" office:value-type="float" office:value="1.00914055373234">
            <text:p>1.01</text:p>
          </table:table-cell>
          <table:table-cell/>
          <table:table-cell table:formula="oooc:=[.G37]^[$globals.$C$16]*[$globals.$C$22]/[.O37]" office:value-type="float" office:value="48326732.6545095">
            <text:p>48326732.65</text:p>
          </table:table-cell>
          <table:table-cell table:formula="oooc:=[.P37]/[.F37]" office:value-type="float" office:value="7.08358134920635">
            <text:p>7.08</text:p>
          </table:table-cell>
          <table:table-cell table:formula="oooc:=[.G37]/[.H37]" office:value-type="float" office:value="531.268601190476">
            <text:p>531.27</text:p>
          </table:table-cell>
          <table:table-cell table:formula="oooc:=MAX(10^(FLOOR(LOG([.N37];10);1)-1);5)" office:value-type="float" office:value="1000000">
            <text:p>1000000</text:p>
          </table:table-cell>
          <table:table-cell table:formula="oooc:=10^(FLOOR(LOG([.O3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38]-[.Q38]/2);[.Q38])" office:value-type="float" office:value="75000000">
            <text:p>75,000,000</text:p>
          </table:table-cell>
          <table:table-cell table:formula="oooc:=CEILING(([.O38]-[.R38]/2);[.R38])" office:value-type="float" office:value="9">
            <text:p>9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.05">
            <text:p>1.05</text:p>
          </table:table-cell>
          <table:table-cell/>
          <table:table-cell table:formula="oooc:=[.U36]/[.F38]/[.T36]*[.N38]" office:value-type="float" office:value="29910604.2680639">
            <text:p>29910604.27</text:p>
          </table:table-cell>
          <table:table-cell table:formula="oooc:=[.V36]/[.J38]" office:value-type="float" office:value="21.6645572985592">
            <text:p>21.66</text:p>
          </table:table-cell>
          <table:table-cell table:formula="oooc:=([.D38]/[.C38])/([.O38]/[.N38])" office:value-type="float" office:value="1.00031312075286">
            <text:p>1</text:p>
          </table:table-cell>
          <table:table-cell/>
          <table:table-cell table:formula="oooc:=[.G38]^[$globals.$C$16]*[$globals.$C$22]/[.O38]" office:value-type="float" office:value="74745366.7673401">
            <text:p>74745366.77</text:p>
          </table:table-cell>
          <table:table-cell table:formula="oooc:=[.P38]/[.F38]" office:value-type="float" office:value="8.96663637214935">
            <text:p>8.97</text:p>
          </table:table-cell>
          <table:table-cell table:formula="oooc:=[.G38]/[.H38]" office:value-type="float" office:value="672.497727911201">
            <text:p>672.5</text:p>
          </table:table-cell>
          <table:table-cell table:formula="oooc:=MAX(10^(FLOOR(LOG([.N38];10);1)-1);5)" office:value-type="float" office:value="1000000">
            <text:p>1000000</text:p>
          </table:table-cell>
          <table:table-cell table:formula="oooc:=10^(FLOOR(LOG([.O3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39]-[.Q39]/2);[.Q39])" office:value-type="float" office:value="120000000">
            <text:p>120,000,000</text:p>
          </table:table-cell>
          <table:table-cell table:formula="oooc:=CEILING(([.O39]-[.R39]/2);[.R39])" office:value-type="float" office:value="11">
            <text:p>11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.05">
            <text:p>1.05</text:p>
          </table:table-cell>
          <table:table-cell/>
          <table:table-cell table:formula="oooc:=[.U36]/[.F39]/[.T36]*[.N39]" office:value-type="float" office:value="46261747.1417363">
            <text:p>46261747.14</text:p>
          </table:table-cell>
          <table:table-cell table:formula="oooc:=[.V36]/[.J39]" office:value-type="float" office:value="14.0072530770328">
            <text:p>14.01</text:p>
          </table:table-cell>
          <table:table-cell table:formula="oooc:=([.D39]/[.C39])/([.O39]/[.N39])" office:value-type="float" office:value="0.933654790245838">
            <text:p>0.93</text:p>
          </table:table-cell>
          <table:table-cell/>
          <table:table-cell table:formula="oooc:=[.G39]^[$globals.$C$16]*[$globals.$C$22]/[.O39]" office:value-type="float" office:value="115606198.604922">
            <text:p>115606198.6</text:p>
          </table:table-cell>
          <table:table-cell table:formula="oooc:=[.P39]/[.F39]" office:value-type="float" office:value="11.3502709811273">
            <text:p>11.35</text:p>
          </table:table-cell>
          <table:table-cell table:formula="oooc:=[.G39]/[.H39]" office:value-type="float" office:value="851.27032358455">
            <text:p>851.27</text:p>
          </table:table-cell>
          <table:table-cell table:formula="oooc:=MAX(10^(FLOOR(LOG([.N39];10);1)-1);5)" office:value-type="float" office:value="10000000">
            <text:p>10000000</text:p>
          </table:table-cell>
          <table:table-cell table:formula="oooc:=10^(FLOOR(LOG([.O3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0]-[.Q40]/2);[.Q40])" office:value-type="float" office:value="180000000">
            <text:p>180,000,000</text:p>
          </table:table-cell>
          <table:table-cell table:formula="oooc:=CEILING(([.O40]-[.R40]/2);[.R40])" office:value-type="float" office:value="14">
            <text:p>14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.05">
            <text:p>1.05</text:p>
          </table:table-cell>
          <table:table-cell/>
          <table:table-cell table:formula="oooc:=[.U36]/[.F40]/[.T36]*[.N40]" office:value-type="float" office:value="71551521.6418085">
            <text:p>71551521.64</text:p>
          </table:table-cell>
          <table:table-cell table:formula="oooc:=[.V36]/[.J40]" office:value-type="float" office:value="9.05641117241265">
            <text:p>9.06</text:p>
          </table:table-cell>
          <table:table-cell table:formula="oooc:=([.D40]/[.C40])/([.O40]/[.N40])" office:value-type="float" office:value="0.967944803433311">
            <text:p>0.97</text:p>
          </table:table-cell>
          <table:table-cell/>
          <table:table-cell table:formula="oooc:=[.G40]^[$globals.$C$16]*[$globals.$C$22]/[.O40]" office:value-type="float" office:value="178804302.311891">
            <text:p>178804302.31</text:p>
          </table:table-cell>
          <table:table-cell table:formula="oooc:=[.P40]/[.F40]" office:value-type="float" office:value="14.3675561267508">
            <text:p>14.37</text:p>
          </table:table-cell>
          <table:table-cell table:formula="oooc:=[.G40]/[.H40]" office:value-type="float" office:value="1077.56670950631">
            <text:p>1077.57</text:p>
          </table:table-cell>
          <table:table-cell table:formula="oooc:=MAX(10^(FLOOR(LOG([.N40];10);1)-1);5)" office:value-type="float" office:value="10000000">
            <text:p>10000000</text:p>
          </table:table-cell>
          <table:table-cell table:formula="oooc:=10^(FLOOR(LOG([.O4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1]-[.Q41]/2);[.Q41])" office:value-type="float" office:value="280000000">
            <text:p>280,000,000</text:p>
          </table:table-cell>
          <table:table-cell table:formula="oooc:=CEILING(([.O41]-[.R41]/2);[.R41])" office:value-type="float" office:value="18">
            <text:p>18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.05">
            <text:p>1.05</text:p>
          </table:table-cell>
          <table:table-cell/>
          <table:table-cell table:formula="oooc:=[.U36]/[.F41]/[.T36]*[.N41]" office:value-type="float" office:value="110666383.4717">
            <text:p>110666383.47</text:p>
          </table:table-cell>
          <table:table-cell table:formula="oooc:=[.V36]/[.J41]" office:value-type="float" office:value="5.85543667075477">
            <text:p>5.86</text:p>
          </table:table-cell>
          <table:table-cell table:formula="oooc:=([.D41]/[.C41])/([.O41]/[.N41])" office:value-type="float" office:value="0.977529127905319">
            <text:p>0.98</text:p>
          </table:table-cell>
          <table:table-cell/>
          <table:table-cell table:formula="oooc:=[.G41]^[$globals.$C$16]*[$globals.$C$22]/[.O41]" office:value-type="float" office:value="276550729.208746">
            <text:p>276550729.21</text:p>
          </table:table-cell>
          <table:table-cell table:formula="oooc:=[.P41]/[.F41]" office:value-type="float" office:value="18.1869375100005">
            <text:p>18.19</text:p>
          </table:table-cell>
          <table:table-cell table:formula="oooc:=[.G41]/[.H41]" office:value-type="float" office:value="1364.02031325004">
            <text:p>1364.02</text:p>
          </table:table-cell>
          <table:table-cell table:formula="oooc:=MAX(10^(FLOOR(LOG([.N41];10);1)-1);5)" office:value-type="float" office:value="10000000">
            <text:p>10000000</text:p>
          </table:table-cell>
          <table:table-cell table:formula="oooc:=10^(FLOOR(LOG([.O41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42]-[.Q42]/2);[.Q42])" office:value-type="float" office:value="430000000">
            <text:p>430,000,000</text:p>
          </table:table-cell>
          <table:table-cell table:formula="oooc:=CEILING(([.O42]-[.R42]/2);[.R42])" office:value-type="float" office:value="23">
            <text:p>23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.05">
            <text:p>1.05</text:p>
          </table:table-cell>
          <table:table-cell/>
          <table:table-cell table:formula="oooc:=[.U36]/[.F42]/[.T36]*[.N42]" office:value-type="float" office:value="171164052.83475">
            <text:p>171164052.83</text:p>
          </table:table-cell>
          <table:table-cell table:formula="oooc:=[.V36]/[.J42]" office:value-type="float" office:value="3.78584164880467">
            <text:p>3.79</text:p>
          </table:table-cell>
          <table:table-cell table:formula="oooc:=([.D42]/[.C42])/([.O42]/[.N42])" office:value-type="float" office:value="0.993790372617736">
            <text:p>0.99</text:p>
          </table:table-cell>
          <table:table-cell/>
          <table:table-cell table:formula="oooc:=[.G42]^[$globals.$C$16]*[$globals.$C$22]/[.O42]" office:value-type="float" office:value="427731910.457518">
            <text:p>427731910.46</text:p>
          </table:table-cell>
          <table:table-cell table:formula="oooc:=[.P42]/[.F42]" office:value-type="float" office:value="23.0216393849206">
            <text:p>23.02</text:p>
          </table:table-cell>
          <table:table-cell table:formula="oooc:=[.G42]/[.H42]" office:value-type="float" office:value="1726.62295386905">
            <text:p>1726.62</text:p>
          </table:table-cell>
          <table:table-cell table:formula="oooc:=MAX(10^(FLOOR(LOG([.N42];10);1)-1);5)" office:value-type="float" office:value="10000000">
            <text:p>10000000</text:p>
          </table:table-cell>
          <table:table-cell table:formula="oooc:=10^(FLOOR(LOG([.O42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1.05">
            <text:p>1.05</text:p>
          </table:table-cell>
          <table:table-cell table:style-name="ce2"/>
          <table:table-cell table:number-columns-repeated="6"/>
          <table:table-cell table:formula="oooc:=[.G44]/[.H44]" office:value-type="float" office:value="1726.62295386905">
            <text:p>1726.62</text:p>
          </table:table-cell>
          <table:table-cell table:number-columns-repeated="3"/>
          <table:table-cell table:style-name="ce2" table:formula="oooc:=[.T36]" office:value-type="float" office:value="100">
            <text:p>100</text:p>
          </table:table-cell>
          <table:table-cell table:formula="oooc:=[.U36]*[$globals.$C$4]" office:value-type="float" office:value="10504.375">
            <text:p>10504.38</text:p>
          </table:table-cell>
          <table:table-cell table:formula="oooc:=[.V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45]-[.Q45]/2);[.Q45])" office:value-type="float" office:value="2000000000">
            <text:p>2,000,000,000</text:p>
          </table:table-cell>
          <table:table-cell table:formula="oooc:=CEILING(([.O45]-[.R45]/2);[.R45])" office:value-type="float" office:value="4.9">
            <text:p>4.9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.05">
            <text:p>1.05</text:p>
          </table:table-cell>
          <table:table-cell/>
          <table:table-cell table:formula="oooc:=[.U44]/[.F45]/[.T44]*[.N45]" office:value-type="float" office:value="599074184.921625">
            <text:p>599074184.92</text:p>
          </table:table-cell>
          <table:table-cell table:formula="oooc:=[.V44]/[.J45]" office:value-type="float" office:value="32.4500712754686">
            <text:p>32.45</text:p>
          </table:table-cell>
          <table:table-cell table:formula="oooc:=([.D45]/[.C45])/([.O45]/[.N45])" office:value-type="float" office:value="0.991322699905052">
            <text:p>0.99</text:p>
          </table:table-cell>
          <table:table-cell/>
          <table:table-cell table:formula="oooc:=[.G45]^[$globals.$C$16]*[$globals.$C$22]/[.O45]" office:value-type="float" office:value="1996082248.80175">
            <text:p>1996082248.8</text:p>
          </table:table-cell>
          <table:table-cell table:formula="oooc:=[.P45]/[.F45]" office:value-type="float" office:value="4.93320843962585">
            <text:p>4.93</text:p>
          </table:table-cell>
          <table:table-cell table:formula="oooc:=[.G45]/[.H45]" office:value-type="float" office:value="1726.62295386905">
            <text:p>1726.62</text:p>
          </table:table-cell>
          <table:table-cell table:formula="oooc:=MAX(10^(FLOOR(LOG([.N45];10);1)-1);5)" office:value-type="float" office:value="100000000">
            <text:p>100000000</text:p>
          </table:table-cell>
          <table:table-cell table:formula="oooc:=10^(FLOOR(LOG([.O4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46]-[.Q46]/2);[.Q46])" office:value-type="float" office:value="3100000000">
            <text:p>3,100,000,000</text:p>
          </table:table-cell>
          <table:table-cell table:formula="oooc:=CEILING(([.O46]-[.R46]/2);[.R46])" office:value-type="float" office:value="6.2">
            <text:p>6.2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.05">
            <text:p>1.05</text:p>
          </table:table-cell>
          <table:table-cell/>
          <table:table-cell table:formula="oooc:=[.U44]/[.F46]/[.T44]*[.N46]" office:value-type="float" office:value="926568323.84951">
            <text:p>926568323.85</text:p>
          </table:table-cell>
          <table:table-cell table:formula="oooc:=[.V44]/[.J46]" office:value-type="float" office:value="20.9806438441958">
            <text:p>20.98</text:p>
          </table:table-cell>
          <table:table-cell table:formula="oooc:=([.D46]/[.C46])/([.O46]/[.N46])" office:value-type="float" office:value="0.988778771267461">
            <text:p>0.99</text:p>
          </table:table-cell>
          <table:table-cell/>
          <table:table-cell table:formula="oooc:=[.G46]^[$globals.$C$16]*[$globals.$C$22]/[.O46]" office:value-type="float" office:value="3087274715.03377">
            <text:p>3087274715.03</text:p>
          </table:table-cell>
          <table:table-cell table:formula="oooc:=[.P46]/[.F46]" office:value-type="float" office:value="6.24462175917544">
            <text:p>6.24</text:p>
          </table:table-cell>
          <table:table-cell table:formula="oooc:=[.G46]/[.H46]" office:value-type="float" office:value="2185.6176157114">
            <text:p>2185.62</text:p>
          </table:table-cell>
          <table:table-cell table:formula="oooc:=MAX(10^(FLOOR(LOG([.N46];10);1)-1);5)" office:value-type="float" office:value="100000000">
            <text:p>100000000</text:p>
          </table:table-cell>
          <table:table-cell table:formula="oooc:=10^(FLOOR(LOG([.O4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47]-[.Q47]/2);[.Q47])" office:value-type="float" office:value="4800000000">
            <text:p>4,800,000,000</text:p>
          </table:table-cell>
          <table:table-cell table:formula="oooc:=CEILING(([.O47]-[.R47]/2);[.R47])" office:value-type="float" office:value="7.9">
            <text:p>7.9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.05">
            <text:p>1.05</text:p>
          </table:table-cell>
          <table:table-cell/>
          <table:table-cell table:formula="oooc:=[.U44]/[.F47]/[.T44]*[.N47]" office:value-type="float" office:value="1433092729.36474">
            <text:p>1433092729.36</text:p>
          </table:table-cell>
          <table:table-cell table:formula="oooc:=[.V44]/[.J47]" office:value-type="float" office:value="13.565067773819">
            <text:p>13.57</text:p>
          </table:table-cell>
          <table:table-cell table:formula="oooc:=([.D47]/[.C47])/([.O47]/[.N47])" office:value-type="float" office:value="0.994203215250201">
            <text:p>0.99</text:p>
          </table:table-cell>
          <table:table-cell/>
          <table:table-cell table:formula="oooc:=[.G47]^[$globals.$C$16]*[$globals.$C$22]/[.O47]" office:value-type="float" office:value="4774986186.97124">
            <text:p>4774986186.97</text:p>
          </table:table-cell>
          <table:table-cell table:formula="oooc:=[.P47]/[.F47]" office:value-type="float" office:value="7.90465300471368">
            <text:p>7.9</text:p>
          </table:table-cell>
          <table:table-cell table:formula="oooc:=[.G47]/[.H47]" office:value-type="float" office:value="2766.62855164979">
            <text:p>2766.63</text:p>
          </table:table-cell>
          <table:table-cell table:formula="oooc:=MAX(10^(FLOOR(LOG([.N47];10);1)-1);5)" office:value-type="float" office:value="100000000">
            <text:p>100000000</text:p>
          </table:table-cell>
          <table:table-cell table:formula="oooc:=10^(FLOOR(LOG([.O4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48]-[.Q48]/2);[.Q48])" office:value-type="float" office:value="7400000000">
            <text:p>7,400,000,000</text:p>
          </table:table-cell>
          <table:table-cell table:formula="oooc:=CEILING(([.O48]-[.R48]/2);[.R48])" office:value-type="float" office:value="10">
            <text:p>10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.05">
            <text:p>1.05</text:p>
          </table:table-cell>
          <table:table-cell/>
          <table:table-cell table:formula="oooc:=[.U44]/[.F48]/[.T44]*[.N48]" office:value-type="float" office:value="2216517355.59617">
            <text:p>2216517355.6</text:p>
          </table:table-cell>
          <table:table-cell table:formula="oooc:=[.V44]/[.J48]" office:value-type="float" office:value="8.77051557973085">
            <text:p>8.77</text:p>
          </table:table-cell>
          <table:table-cell table:formula="oooc:=([.D48]/[.C48])/([.O48]/[.N48])" office:value-type="float" office:value="0.997419285068675">
            <text:p>1</text:p>
          </table:table-cell>
          <table:table-cell/>
          <table:table-cell table:formula="oooc:=[.G48]^[$globals.$C$16]*[$globals.$C$22]/[.O48]" office:value-type="float" office:value="7385313971.1659">
            <text:p>7385313971.17</text:p>
          </table:table-cell>
          <table:table-cell table:formula="oooc:=[.P48]/[.F48]" office:value-type="float" office:value="10.0059765882729">
            <text:p>10.01</text:p>
          </table:table-cell>
          <table:table-cell table:formula="oooc:=[.G48]/[.H48]" office:value-type="float" office:value="3502.09180589551">
            <text:p>3502.09</text:p>
          </table:table-cell>
          <table:table-cell table:formula="oooc:=MAX(10^(FLOOR(LOG([.N48];10);1)-1);5)" office:value-type="float" office:value="100000000">
            <text:p>100000000</text:p>
          </table:table-cell>
          <table:table-cell table:formula="oooc:=10^(FLOOR(LOG([.O4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49]-[.Q49]/2);[.Q49])" office:value-type="float" office:value="11000000000">
            <text:p>11,000,000,000</text:p>
          </table:table-cell>
          <table:table-cell table:formula="oooc:=CEILING(([.O49]-[.R49]/2);[.R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.05">
            <text:p>1.05</text:p>
          </table:table-cell>
          <table:table-cell/>
          <table:table-cell table:formula="oooc:=[.U44]/[.F49]/[.T44]*[.N49]" office:value-type="float" office:value="3428214439.29649">
            <text:p>3428214439.3</text:p>
          </table:table-cell>
          <table:table-cell table:formula="oooc:=[.V44]/[.J49]" office:value-type="float" office:value="5.67059043249037">
            <text:p>5.67</text:p>
          </table:table-cell>
          <table:table-cell table:formula="oooc:=([.D49]/[.C49])/([.O49]/[.N49])" office:value-type="float" office:value="1.06581129717782">
            <text:p>1.07</text:p>
          </table:table-cell>
          <table:table-cell/>
          <table:table-cell table:formula="oooc:=[.G49]^[$globals.$C$16]*[$globals.$C$22]/[.O49]" office:value-type="float" office:value="11422622038.4723">
            <text:p>11422622038.47</text:p>
          </table:table-cell>
          <table:table-cell table:formula="oooc:=[.P49]/[.F49]" office:value-type="float" office:value="12.6659029087504">
            <text:p>12.67</text:p>
          </table:table-cell>
          <table:table-cell table:formula="oooc:=[.G49]/[.H49]" office:value-type="float" office:value="4433.06601806263">
            <text:p>4433.07</text:p>
          </table:table-cell>
          <table:table-cell table:formula="oooc:=MAX(10^(FLOOR(LOG([.N49];10);1)-1);5)" office:value-type="float" office:value="1000000000">
            <text:p>1000000000</text:p>
          </table:table-cell>
          <table:table-cell table:formula="oooc:=10^(FLOOR(LOG([.O4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0]-[.Q50]/2);[.Q50])" office:value-type="float" office:value="18000000000">
            <text:p>18,000,000,000</text:p>
          </table:table-cell>
          <table:table-cell table:formula="oooc:=CEILING(([.O50]-[.R50]/2);[.R50])" office:value-type="float" office:value="16">
            <text:p>16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.05">
            <text:p>1.05</text:p>
          </table:table-cell>
          <table:table-cell/>
          <table:table-cell table:formula="oooc:=[.U44]/[.F50]/[.T44]*[.N50]" office:value-type="float" office:value="5302306436.77494">
            <text:p>5302306436.77</text:p>
          </table:table-cell>
          <table:table-cell table:formula="oooc:=[.V44]/[.J50]" office:value-type="float" office:value="3.66632902715146">
            <text:p>3.67</text:p>
          </table:table-cell>
          <table:table-cell table:formula="oooc:=([.D50]/[.C50])/([.O50]/[.N50])" office:value-type="float" office:value="0.979483898324726">
            <text:p>0.98</text:p>
          </table:table-cell>
          <table:table-cell/>
          <table:table-cell table:formula="oooc:=[.G50]^[$globals.$C$16]*[$globals.$C$22]/[.O50]" office:value-type="float" office:value="17666993541.9406">
            <text:p>17666993541.94</text:p>
          </table:table-cell>
          <table:table-cell table:formula="oooc:=[.P50]/[.F50]" office:value-type="float" office:value="16.032927428784">
            <text:p>16.03</text:p>
          </table:table-cell>
          <table:table-cell table:formula="oooc:=[.G50]/[.H50]" office:value-type="float" office:value="5611.5246000744">
            <text:p>5611.52</text:p>
          </table:table-cell>
          <table:table-cell table:formula="oooc:=MAX(10^(FLOOR(LOG([.N50];10);1)-1);5)" office:value-type="float" office:value="1000000000">
            <text:p>1000000000</text:p>
          </table:table-cell>
          <table:table-cell table:formula="oooc:=10^(FLOOR(LOG([.O5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able:detective>
              <table:operation table:name="trace-dependents" table:index="4"/>
            </table:detective>
            <text:p>1200</text:p>
          </table:table-cell>
          <table:table-cell table:formula="oooc:=[.G44]*[$globals.$C$13]" office:value-type="float" office:value="5892.10083007812">
            <table:detective>
              <table:operation table:name="trace-dependents" table:index="5"/>
            </table:detective>
            <text:p>5892.1</text:p>
          </table:table-cell>
          <table:table-cell table:style-name="ce2" office:value-type="float" office:value="1.05">
            <table:detective>
              <table:operation table:name="trace-dependents" table:index="6"/>
            </table:detective>
            <text:p>1.05</text:p>
          </table:table-cell>
          <table:table-cell table:style-name="ce2"/>
          <table:table-cell table:number-columns-repeated="6"/>
          <table:table-cell table:formula="oooc:=[.G52]/[.H52]" office:value-type="float" office:value="5611.5246000744">
            <table:detective>
              <table:highlighted-range table:cell-range-address="weapon_autocannon.G52:weapon_autocannon.G52" table:direction="from-same-table"/>
              <table:highlighted-range table:cell-range-address="weapon_autocannon.H52:weapon_autocannon.H52" table:direction="from-same-table"/>
            </table:detective>
            <text:p>5611.52</text:p>
          </table:table-cell>
          <table:table-cell table:number-columns-repeated="3"/>
          <table:table-cell table:style-name="ce2" table:formula="oooc:=[.T44]" office:value-type="float" office:value="100">
            <text:p>100</text:p>
          </table:table-cell>
          <table:table-cell table:formula="oooc:=[.U44]*[$globals.$C$4]" office:value-type="float" office:value="36765.3125">
            <text:p>36765.31</text:p>
          </table:table-cell>
          <table:table-cell table:formula="oooc:=[.V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3]-[.Q53]/2);[.Q53])" office:value-type="float" office:value="61000000000">
            <text:p>61,000,000,000</text:p>
          </table:table-cell>
          <table:table-cell table:formula="oooc:=CEILING(([.O53]-[.R53]/2);[.R53])" office:value-type="float" office:value="4.7">
            <text:p>4.7</text:p>
          </table:table-cell>
          <table:table-cell/>
          <table:table-cell table:formula="oooc:=[.F52]" office:value-type="float" office:value="1200">
            <table:detective>
              <table:highlighted-range table:cell-range-address="weapon_autocannon.F52:weapon_autocannon.F52" table:direction="from-same-table"/>
            </table:detective>
            <text:p>1200</text:p>
          </table:table-cell>
          <table:table-cell table:formula="oooc:=[.G52]" office:value-type="float" office:value="5892.10083007812">
            <table:detective>
              <table:highlighted-range table:cell-range-address="weapon_autocannon.G52:weapon_autocannon.G52" table:direction="from-same-table"/>
            </table:detective>
            <text:p>5892.1</text:p>
          </table:table-cell>
          <table:table-cell table:formula="oooc:=[.H52]" office:value-type="float" office:value="1.05">
            <table:detective>
              <table:highlighted-range table:cell-range-address="weapon_autocannon.H52:weapon_autocannon.H52" table:direction="from-same-table"/>
            </table:detective>
            <text:p>1.05</text:p>
          </table:table-cell>
          <table:table-cell/>
          <table:table-cell table:formula="oooc:=[.U52]/[.F53]/[.T52]*[.N53]" office:value-type="float" office:value="18558072528.7123">
            <text:p>18558072528.71</text:p>
          </table:table-cell>
          <table:table-cell table:formula="oooc:=[.V52]/[.J53]" office:value-type="float" office:value="31.425677375584">
            <text:p>31.43</text:p>
          </table:table-cell>
          <table:table-cell table:formula="oooc:=([.D53]/[.C53])/([.O53]/[.N53])" office:value-type="float" office:value="0.998031502421474">
            <text:p>1</text:p>
          </table:table-cell>
          <table:table-cell/>
          <table:table-cell table:formula="oooc:=[.G53]^[$globals.$C$16]*[$globals.$C$22]/[.O53]" office:value-type="float" office:value="60572549286.6536">
            <text:p>60572549286.65</text:p>
          </table:table-cell>
          <table:table-cell table:formula="oooc:=[.P53]/[.F53]" office:value-type="float" office:value="4.676270500062">
            <text:p>4.68</text:p>
          </table:table-cell>
          <table:table-cell table:formula="oooc:=[.G53]/[.H53]" office:value-type="float" office:value="5611.5246000744">
            <text:p>5611.52</text:p>
          </table:table-cell>
          <table:table-cell table:formula="oooc:=MAX(10^(FLOOR(LOG([.N53];10);1)-1);5)" office:value-type="float" office:value="1000000000">
            <text:p>1000000000</text:p>
          </table:table-cell>
          <table:table-cell table:formula="oooc:=10^(FLOOR(LOG([.O5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54]-[.Q54]/2);[.Q54])" office:value-type="float" office:value="94000000000">
            <text:p>94,000,000,000</text:p>
          </table:table-cell>
          <table:table-cell table:formula="oooc:=CEILING(([.O54]-[.R54]/2);[.R54])" office:value-type="float" office:value="5.9">
            <text:p>5.9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.05">
            <text:p>1.05</text:p>
          </table:table-cell>
          <table:table-cell/>
          <table:table-cell table:formula="oooc:=[.U52]/[.F54]/[.T52]*[.N54]" office:value-type="float" office:value="28703159958.4886">
            <text:p>28703159958.49</text:p>
          </table:table-cell>
          <table:table-cell table:formula="oooc:=[.V52]/[.J54]" office:value-type="float" office:value="20.3183203815692">
            <text:p>20.32</text:p>
          </table:table-cell>
          <table:table-cell table:formula="oooc:=([.D54]/[.C54])/([.O54]/[.N54])" office:value-type="float" office:value="0.993391766903457">
            <text:p>0.99</text:p>
          </table:table-cell>
          <table:table-cell/>
          <table:table-cell table:formula="oooc:=[.G54]^[$globals.$C$16]*[$globals.$C$22]/[.O54]" office:value-type="float" office:value="93685568292.6299">
            <text:p>93685568292.63</text:p>
          </table:table-cell>
          <table:table-cell table:formula="oooc:=[.P54]/[.F54]" office:value-type="float" office:value="5.91938104255172">
            <text:p>5.92</text:p>
          </table:table-cell>
          <table:table-cell table:formula="oooc:=[.G54]/[.H54]" office:value-type="float" office:value="7103.25725106206">
            <text:p>7103.26</text:p>
          </table:table-cell>
          <table:table-cell table:formula="oooc:=MAX(10^(FLOOR(LOG([.N54];10);1)-1);5)" office:value-type="float" office:value="1000000000">
            <text:p>1000000000</text:p>
          </table:table-cell>
          <table:table-cell table:formula="oooc:=10^(FLOOR(LOG([.O54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55]-[.Q55]/2);[.Q55])" office:value-type="float" office:value="140000000000">
            <text:p>140,000,000,000</text:p>
          </table:table-cell>
          <table:table-cell table:formula="oooc:=CEILING(([.O55]-[.R55]/2);[.R55])" office:value-type="float" office:value="7.5">
            <text:p>7.5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.05">
            <text:p>1.05</text:p>
          </table:table-cell>
          <table:table-cell/>
          <table:table-cell table:formula="oooc:=[.U52]/[.F55]/[.T52]*[.N55]" office:value-type="float" office:value="44394232770.0208">
            <text:p>44394232770.02</text:p>
          </table:table-cell>
          <table:table-cell table:formula="oooc:=[.V52]/[.J55]" office:value-type="float" office:value="13.1368415132029">
            <text:p>13.14</text:p>
          </table:table-cell>
          <table:table-cell table:formula="oooc:=([.D55]/[.C55])/([.O55]/[.N55])" office:value-type="float" office:value="1.03597624551013">
            <text:p>1.04</text:p>
          </table:table-cell>
          <table:table-cell/>
          <table:table-cell table:formula="oooc:=[.G55]^[$globals.$C$16]*[$globals.$C$22]/[.O55]" office:value-type="float" office:value="144900384904.997">
            <text:p>144900384905</text:p>
          </table:table-cell>
          <table:table-cell table:formula="oooc:=[.P55]/[.F55]" office:value-type="float" office:value="7.49295232738484">
            <text:p>7.49</text:p>
          </table:table-cell>
          <table:table-cell table:formula="oooc:=[.G55]/[.H55]" office:value-type="float" office:value="8991.54279286181">
            <text:p>8991.54</text:p>
          </table:table-cell>
          <table:table-cell table:formula="oooc:=MAX(10^(FLOOR(LOG([.N55];10);1)-1);5)" office:value-type="float" office:value="10000000000">
            <text:p>10000000000</text:p>
          </table:table-cell>
          <table:table-cell table:formula="oooc:=10^(FLOOR(LOG([.O5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56]-[.Q56]/2);[.Q56])" office:value-type="float" office:value="220000000000">
            <text:p>220,000,000,000</text:p>
          </table:table-cell>
          <table:table-cell table:formula="oooc:=CEILING(([.O56]-[.R56]/2);[.R56])" office:value-type="float" office:value="9.5">
            <text:p>9.5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.05">
            <text:p>1.05</text:p>
          </table:table-cell>
          <table:table-cell/>
          <table:table-cell table:formula="oooc:=[.U52]/[.F56]/[.T52]*[.N56]" office:value-type="float" office:value="68663098630.5722">
            <text:p>68663098630.57</text:p>
          </table:table-cell>
          <table:table-cell table:formula="oooc:=[.V52]/[.J56]" office:value-type="float" office:value="8.49364522766135">
            <text:p>8.49</text:p>
          </table:table-cell>
          <table:table-cell table:formula="oooc:=([.D56]/[.C56])/([.O56]/[.N56])" office:value-type="float" office:value="1.02032297387448">
            <text:p>1.02</text:p>
          </table:table-cell>
          <table:table-cell/>
          <table:table-cell table:formula="oooc:=[.G56]^[$globals.$C$16]*[$globals.$C$22]/[.O56]" office:value-type="float" office:value="224112656071.362">
            <text:p>224112656071.36</text:p>
          </table:table-cell>
          <table:table-cell table:formula="oooc:=[.P56]/[.F56]" office:value-type="float" office:value="9.48483197430035">
            <text:p>9.48</text:p>
          </table:table-cell>
          <table:table-cell table:formula="oooc:=[.G56]/[.H56]" office:value-type="float" office:value="11381.7983691604">
            <text:p>11381.8</text:p>
          </table:table-cell>
          <table:table-cell table:formula="oooc:=MAX(10^(FLOOR(LOG([.N56];10);1)-1);5)" office:value-type="float" office:value="10000000000">
            <text:p>10000000000</text:p>
          </table:table-cell>
          <table:table-cell table:formula="oooc:=10^(FLOOR(LOG([.O5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57]-[.Q57]/2);[.Q57])" office:value-type="float" office:value="350000000000">
            <text:p>350,000,000,000</text:p>
          </table:table-cell>
          <table:table-cell table:formula="oooc:=CEILING(([.O57]-[.R57]/2);[.R57])" office:value-type="float" office:value="12">
            <text:p>12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.05">
            <text:p>1.05</text:p>
          </table:table-cell>
          <table:table-cell/>
          <table:table-cell table:formula="oooc:=[.U52]/[.F57]/[.T52]*[.N57]" office:value-type="float" office:value="106198954669.973">
            <text:p>106198954669.97</text:p>
          </table:table-cell>
          <table:table-cell table:formula="oooc:=[.V52]/[.J57]" office:value-type="float" office:value="5.49157947752281">
            <text:p>5.49</text:p>
          </table:table-cell>
          <table:table-cell table:formula="oooc:=([.D57]/[.C57])/([.O57]/[.N57])" office:value-type="float" office:value="0.98985165616147">
            <text:p>0.99</text:p>
          </table:table-cell>
          <table:table-cell/>
          <table:table-cell table:formula="oooc:=[.G57]^[$globals.$C$16]*[$globals.$C$22]/[.O57]" office:value-type="float" office:value="346627668686.259">
            <text:p>346627668686.26</text:p>
          </table:table-cell>
          <table:table-cell table:formula="oooc:=[.P57]/[.F57]" office:value-type="float" office:value="12.0062204655863">
            <text:p>12.01</text:p>
          </table:table-cell>
          <table:table-cell table:formula="oooc:=[.G57]/[.H57]" office:value-type="float" office:value="14407.4645587036">
            <text:p>14407.46</text:p>
          </table:table-cell>
          <table:table-cell table:formula="oooc:=MAX(10^(FLOOR(LOG([.N57];10);1)-1);5)" office:value-type="float" office:value="10000000000">
            <text:p>10000000000</text:p>
          </table:table-cell>
          <table:table-cell table:formula="oooc:=10^(FLOOR(LOG([.O5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58]-[.Q58]/2);[.Q58])" office:value-type="float" office:value="540000000000">
            <text:p>540,000,000,000</text:p>
          </table:table-cell>
          <table:table-cell table:formula="oooc:=CEILING(([.O58]-[.R58]/2);[.R58])" office:value-type="float" office:value="15">
            <text:p>15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.05">
            <text:p>1.05</text:p>
          </table:table-cell>
          <table:table-cell/>
          <table:table-cell table:formula="oooc:=[.U52]/[.F58]/[.T52]*[.N58]" office:value-type="float" office:value="164254427748.378">
            <text:p>164254427748.38</text:p>
          </table:table-cell>
          <table:table-cell table:formula="oooc:=[.V52]/[.J58]" office:value-type="float" office:value="3.55058921695194">
            <text:p>3.55</text:p>
          </table:table-cell>
          <table:table-cell table:formula="oooc:=([.D58]/[.C58])/([.O58]/[.N58])" office:value-type="float" office:value="0.979883811809119">
            <text:p>0.98</text:p>
          </table:table-cell>
          <table:table-cell/>
          <table:table-cell table:formula="oooc:=[.G58]^[$globals.$C$16]*[$globals.$C$22]/[.O58]" office:value-type="float" office:value="536117606230.201">
            <text:p>536117606230.2</text:p>
          </table:table-cell>
          <table:table-cell table:formula="oooc:=[.P58]/[.F58]" office:value-type="float" office:value="15.1978791252015">
            <text:p>15.2</text:p>
          </table:table-cell>
          <table:table-cell table:formula="oooc:=[.G58]/[.H58]" office:value-type="float" office:value="18237.4549502418">
            <text:p>18237.45</text:p>
          </table:table-cell>
          <table:table-cell table:formula="oooc:=MAX(10^(FLOOR(LOG([.N58];10);1)-1);5)" office:value-type="float" office:value="10000000000">
            <text:p>10000000000</text:p>
          </table:table-cell>
          <table:table-cell table:formula="oooc:=10^(FLOOR(LOG([.O5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---END---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Adapative Rocket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1"/>
        </table:table-row>
      </table:table>
      <table:table table:name="weapon_mine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P5]/[.O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/>
          <table:table-cell table:formula="oooc:=[.U4]/[.F5]/[.T4]*[.N5]" office:value-type="float" office:value="24">
            <text:p>24</text:p>
          </table:table-cell>
          <table:table-cell table:formula="oooc:=[.V4]/[.J5]" office:value-type="float" office:value="33.3333333333333">
            <text:p>33.33</text:p>
          </table:table-cell>
          <table:table-cell table:formula="oooc:=([.D5]/[.C5])/([.O5]/[.N5])" office:value-type="float" office:value="1">
            <text:p>1</text:p>
          </table:table-cell>
          <table:table-cell/>
          <table:table-cell table:formula="oooc:=[.G5]^[$globals.$C$16]*[$globals.$C$22]/[.O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810">
            <text:p>810</text:p>
          </table:table-cell>
          <table:table-cell table:formula="oooc:=CEILING(([.O6]-[.R6]/2);[.R6])" office:value-type="float" office:value="2.5">
            <text:p>2.5</text:p>
          </table:table-cell>
          <table:table-cell/>
          <table:table-cell table:formula="oooc:=[.P6]/[.O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/>
          <table:table-cell table:formula="oooc:=[.U4]/[.F6]/[.T4]*[.N6]" office:value-type="float" office:value="55.5680012524636">
            <text:p>55.57</text:p>
          </table:table-cell>
          <table:table-cell table:formula="oooc:=[.V4]/[.J6]" office:value-type="float" office:value="14.3967747978794">
            <text:p>14.4</text:p>
          </table:table-cell>
          <table:table-cell table:formula="oooc:=([.D6]/[.C6])/([.O6]/[.N6])" office:value-type="float" office:value="1.00093636515364">
            <text:p>1</text:p>
          </table:table-cell>
          <table:table-cell/>
          <table:table-cell table:formula="oooc:=[.G6]^[$globals.$C$16]*[$globals.$C$22]/[.O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2700">
            <text:p>2,700</text:p>
          </table:table-cell>
          <table:table-cell table:formula="oooc:=CEILING(([.O7]-[.R7]/2);[.R7])" office:value-type="float" office:value="3">
            <text:p>3</text:p>
          </table:table-cell>
          <table:table-cell/>
          <table:table-cell table:formula="oooc:=[.P7]/[.O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/>
          <table:table-cell table:formula="oooc:=[.U4]/[.F7]/[.T4]*[.N7]" office:value-type="float" office:value="128.002027810967">
            <text:p>128</text:p>
          </table:table-cell>
          <table:table-cell table:formula="oooc:=[.V4]/[.J7]" office:value-type="float" office:value="6.24990098736121">
            <text:p>6.25</text:p>
          </table:table-cell>
          <table:table-cell table:formula="oooc:=([.D7]/[.C7])/([.O7]/[.N7])" office:value-type="float" office:value="1.01439702717556">
            <text:p>1.01</text:p>
          </table:table-cell>
          <table:table-cell/>
          <table:table-cell table:formula="oooc:=[.G7]^[$globals.$C$16]*[$globals.$C$22]/[.O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10000">
            <text:p>10,000</text:p>
          </table:table-cell>
          <table:table-cell table:formula="oooc:=CEILING(([.O8]-[.R8]/2);[.R8])" office:value-type="float" office:value="3.2">
            <text:p>3.2</text:p>
          </table:table-cell>
          <table:table-cell/>
          <table:table-cell table:formula="oooc:=[.P8]/[.O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/>
          <table:table-cell table:formula="oooc:=[.U4]/[.F8]/[.T4]*[.N8]" office:value-type="float" office:value="293.110584136718">
            <text:p>293.11</text:p>
          </table:table-cell>
          <table:table-cell table:formula="oooc:=[.V4]/[.J8]" office:value-type="float" office:value="2.7293453163972">
            <text:p>2.73</text:p>
          </table:table-cell>
          <table:table-cell table:formula="oooc:=([.D8]/[.C8])/([.O8]/[.N8])" office:value-type="float" office:value="1.0408891929828">
            <text:p>1.04</text:p>
          </table:table-cell>
          <table:table-cell/>
          <table:table-cell table:formula="oooc:=[.G8]^[$globals.$C$16]*[$globals.$C$22]/[.O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N8];10);1)-1);5)" office:value-type="float" office:value="1000">
            <text:p>10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40000">
            <text:p>40,000</text:p>
          </table:table-cell>
          <table:table-cell table:formula="oooc:=CEILING(([.O9]-[.R9]/2);[.R9])" office:value-type="float" office:value="3.4">
            <text:p>3.4</text:p>
          </table:table-cell>
          <table:table-cell/>
          <table:table-cell table:formula="oooc:=[.P9]/[.O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/>
          <table:table-cell table:formula="oooc:=[.U4]/[.F9]/[.T4]*[.N9]" office:value-type="float" office:value="666.529993938297">
            <text:p>666.53</text:p>
          </table:table-cell>
          <table:table-cell table:formula="oooc:=[.V4]/[.J9]" office:value-type="float" office:value="1.20024606135588">
            <text:p>1.2</text:p>
          </table:table-cell>
          <table:table-cell table:formula="oooc:=([.D9]/[.C9])/([.O9]/[.N9])" office:value-type="float" office:value="0.992834958511813">
            <text:p>0.99</text:p>
          </table:table-cell>
          <table:table-cell/>
          <table:table-cell table:formula="oooc:=[.G9]^[$globals.$C$16]*[$globals.$C$22]/[.O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N9];10);1)-1);5)" office:value-type="float" office:value="1000">
            <text:p>1000</text:p>
          </table:table-cell>
          <table:table-cell table:formula="oooc:=10^(FLOOR(LOG([.O9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150000">
            <text:p>150,000</text:p>
          </table:table-cell>
          <table:table-cell table:formula="oooc:=CEILING(([.O10]-[.R10]/2);[.R10])" office:value-type="float" office:value="3.6">
            <text:p>3.6</text:p>
          </table:table-cell>
          <table:table-cell/>
          <table:table-cell table:formula="oooc:=[.P10]/[.O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/>
          <table:table-cell table:formula="oooc:=[.U4]/[.F10]/[.T4]*[.N10]" office:value-type="float" office:value="1503.15501371623">
            <text:p>1503.16</text:p>
          </table:table-cell>
          <table:table-cell table:formula="oooc:=[.V4]/[.J10]" office:value-type="float" office:value="0.532213905219378">
            <text:p>0.53</text:p>
          </table:table-cell>
          <table:table-cell table:formula="oooc:=([.D10]/[.C10])/([.O10]/[.N10])" office:value-type="float" office:value="1.01363990686168">
            <text:p>1.01</text:p>
          </table:table-cell>
          <table:table-cell/>
          <table:table-cell table:formula="oooc:=[.G10]^[$globals.$C$16]*[$globals.$C$22]/[.O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N10];10);1)-1);5)" office:value-type="float" office:value="10000">
            <text:p>10000</text:p>
          </table:table-cell>
          <table:table-cell table:formula="oooc:=10^(FLOOR(LOG([.O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eapon_emp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3" table:default-cell-style-name="ce1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able:detective>
              <table:operation table:name="trace-dependents" table:index="2"/>
            </table:detective>
            <text:p>4.5</text:p>
          </table:table-cell>
          <table:table-cell office:value-type="float" office:value="5">
            <table:detective>
              <table:operation table:name="trace-dependents" table:index="1"/>
            </table:detective>
            <text:p>5</text:p>
          </table:table-cell>
          <table:table-cell table:style-name="ce2" office:value-type="float" office:value="0.55">
            <table:detective>
              <table:operation table:name="trace-dependents" table:index="0"/>
            </table:detective>
            <text:p>0.55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N5]-[.Q5]/2);[.Q5])" office:value-type="float" office:value="250">
            <text:p>250</text:p>
          </table:table-cell>
          <table:table-cell table:formula="oooc:=CEILING(([.O5]-[.R5]/2);[.R5])" office:value-type="float" office:value="2">
            <text:p>2</text:p>
          </table:table-cell>
          <table:table-cell/>
          <table:table-cell table:formula="oooc:=[.F4]" office:value-type="float" office:value="4.5">
            <table:detective>
              <table:highlighted-range table:cell-range-address="weapon_emp.F4:weapon_emp.F4" table:direction="from-same-table"/>
            </table:detective>
            <text:p>4.5</text:p>
          </table:table-cell>
          <table:table-cell table:formula="oooc:=[.G4]" office:value-type="float" office:value="5">
            <table:detective>
              <table:highlighted-range table:cell-range-address="weapon_emp.G4:weapon_emp.G4" table:direction="from-same-table"/>
            </table:detective>
            <text:p>5</text:p>
          </table:table-cell>
          <table:table-cell table:formula="oooc:=[.H4]" office:value-type="float" office:value="0.55">
            <table:detective>
              <table:highlighted-range table:cell-range-address="weapon_emp.H4:weapon_emp.H4" table:direction="from-same-table"/>
            </table:detective>
            <text:p>0.55</text:p>
          </table:table-cell>
          <table:table-cell/>
          <table:table-cell table:formula="oooc:=[.U4]/[.F5]/[.T4]*[.N5]" office:value-type="float" office:value="11">
            <text:p>11</text:p>
          </table:table-cell>
          <table:table-cell table:formula="oooc:=[.V4]/[.J5]" office:value-type="float" office:value="72.7272727272727">
            <text:p>72.73</text:p>
          </table:table-cell>
          <table:table-cell table:formula="oooc:=([.D5]/[.C5])/([.O5]/[.N5])" office:value-type="float" office:value="0.9801">
            <text:p>0.98</text:p>
          </table:table-cell>
          <table:table-cell/>
          <table:table-cell table:formula="oooc:=[.G5]^[$globals.$C$16]*[$globals.$C$22]/[.O5]" office:value-type="float" office:value="247.5">
            <text:p>247.5</text:p>
          </table:table-cell>
          <table:table-cell table:formula="oooc:=[.P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N5];10);1)-1);5)" office:value-type="float" office:value="10">
            <text:p>10</text:p>
          </table:table-cell>
          <table:table-cell table:formula="oooc:=10^(FLOOR(LOG([.O5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N6]-[.Q6]/2);[.Q6])" office:value-type="float" office:value="610">
            <text:p>610</text:p>
          </table:table-cell>
          <table:table-cell table:formula="oooc:=CEILING(([.O6]-[.R6]/2);[.R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/>
          <table:table-cell table:formula="oooc:=[.U4]/[.F6]/[.T4]*[.N6]" office:value-type="float" office:value="27.2878577579062">
            <text:p>27.29</text:p>
          </table:table-cell>
          <table:table-cell table:formula="oooc:=[.V4]/[.J6]" office:value-type="float" office:value="29.3170686793181">
            <text:p>29.32</text:p>
          </table:table-cell>
          <table:table-cell table:formula="oooc:=([.D6]/[.C6])/([.O6]/[.N6])" office:value-type="float" office:value="1.0061356344684">
            <text:p>1.01</text:p>
          </table:table-cell>
          <table:table-cell/>
          <table:table-cell table:formula="oooc:=[.G6]^[$globals.$C$16]*[$globals.$C$22]/[.O6]" office:value-type="float" office:value="613.97679955289">
            <text:p>613.98</text:p>
          </table:table-cell>
          <table:table-cell table:formula="oooc:=[.P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N6];10);1)-1);5)" office:value-type="float" office:value="10">
            <text:p>10</text:p>
          </table:table-cell>
          <table:table-cell table:formula="oooc:=10^(FLOOR(LOG([.O6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N7]-[.Q7]/2);[.Q7])" office:value-type="float" office:value="1500">
            <text:p>1,500</text:p>
          </table:table-cell>
          <table:table-cell table:formula="oooc:=CEILING(([.O7]-[.R7]/2);[.R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/>
          <table:table-cell table:formula="oooc:=[.U4]/[.F7]/[.T4]*[.N7]" office:value-type="float" office:value="67.6933800923384">
            <text:p>67.69</text:p>
          </table:table-cell>
          <table:table-cell table:formula="oooc:=[.V4]/[.J7]" office:value-type="float" office:value="11.817994594283">
            <text:p>11.82</text:p>
          </table:table-cell>
          <table:table-cell table:formula="oooc:=([.D7]/[.C7])/([.O7]/[.N7])" office:value-type="float" office:value="1.01640536865933">
            <text:p>1.02</text:p>
          </table:table-cell>
          <table:table-cell/>
          <table:table-cell table:formula="oooc:=[.G7]^[$globals.$C$16]*[$globals.$C$22]/[.O7]" office:value-type="float" office:value="1523.10105207761">
            <text:p>1523.1</text:p>
          </table:table-cell>
          <table:table-cell table:formula="oooc:=[.P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N7];10);1)-1);5)" office:value-type="float" office:value="100">
            <text:p>100</text:p>
          </table:table-cell>
          <table:table-cell table:formula="oooc:=10^(FLOOR(LOG([.O7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N8]-[.Q8]/2);[.Q8])" office:value-type="float" office:value="3800">
            <text:p>3,800</text:p>
          </table:table-cell>
          <table:table-cell table:formula="oooc:=CEILING(([.O8]-[.R8]/2);[.R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/>
          <table:table-cell table:formula="oooc:=[.U4]/[.F8]/[.T4]*[.N8]" office:value-type="float" office:value="167.927938828328">
            <text:p>167.93</text:p>
          </table:table-cell>
          <table:table-cell table:formula="oooc:=[.V4]/[.J8]" office:value-type="float" office:value="4.76394818862057">
            <text:p>4.76</text:p>
          </table:table-cell>
          <table:table-cell table:formula="oooc:=([.D8]/[.C8])/([.O8]/[.N8])" office:value-type="float" office:value="0.99255721073712">
            <text:p>0.99</text:p>
          </table:table-cell>
          <table:table-cell/>
          <table:table-cell table:formula="oooc:=[.G8]^[$globals.$C$16]*[$globals.$C$22]/[.O8]" office:value-type="float" office:value="3778.37862363738">
            <text:p>3778.38</text:p>
          </table:table-cell>
          <table:table-cell table:formula="oooc:=[.P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N8];10);1)-1);5)" office:value-type="float" office:value="100">
            <text:p>100</text:p>
          </table:table-cell>
          <table:table-cell table:formula="oooc:=10^(FLOOR(LOG([.O8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N9]-[.Q9]/2);[.Q9])" office:value-type="float" office:value="9400">
            <text:p>9,400</text:p>
          </table:table-cell>
          <table:table-cell table:formula="oooc:=CEILING(([.O9]-[.R9]/2);[.R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/>
          <table:table-cell table:formula="oooc:=[.U4]/[.F9]/[.T4]*[.N9]" office:value-type="float" office:value="416.581246211436">
            <text:p>416.58</text:p>
          </table:table-cell>
          <table:table-cell table:formula="oooc:=[.V4]/[.J9]" office:value-type="float" office:value="1.92039369816941">
            <text:p>1.92</text:p>
          </table:table-cell>
          <table:table-cell table:formula="oooc:=([.D9]/[.C9])/([.O9]/[.N9])" office:value-type="float" office:value="0.969055562949412">
            <text:p>0.97</text:p>
          </table:table-cell>
          <table:table-cell/>
          <table:table-cell table:formula="oooc:=[.G9]^[$globals.$C$16]*[$globals.$C$22]/[.O9]" office:value-type="float" office:value="9373.0780397573">
            <text:p>9373.08</text:p>
          </table:table-cell>
          <table:table-cell table:formula="oooc:=[.P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N9];10);1)-1);5)" office:value-type="float" office:value="100">
            <text:p>100</text:p>
          </table:table-cell>
          <table:table-cell table:formula="oooc:=10^(FLOOR(LOG([.O9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N10]-[.Q10]/2);[.Q10])" office:value-type="float" office:value="23000">
            <text:p>23,000</text:p>
          </table:table-cell>
          <table:table-cell table:formula="oooc:=CEILING(([.O10]-[.R10]/2);[.R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/>
          <table:table-cell table:formula="oooc:=[.U4]/[.F10]/[.T4]*[.N10]" office:value-type="float" office:value="1033.41907192991">
            <text:p>1033.42</text:p>
          </table:table-cell>
          <table:table-cell table:formula="oooc:=[.V4]/[.J10]" office:value-type="float" office:value="0.774129316682731">
            <text:p>0.77</text:p>
          </table:table-cell>
          <table:table-cell table:formula="oooc:=([.D10]/[.C10])/([.O10]/[.N10])" office:value-type="float" office:value="1.03068018394509">
            <text:p>1.03</text:p>
          </table:table-cell>
          <table:table-cell/>
          <table:table-cell table:formula="oooc:=[.G10]^[$globals.$C$16]*[$globals.$C$22]/[.O10]" office:value-type="float" office:value="23251.9291184229">
            <text:p>23251.93</text:p>
          </table:table-cell>
          <table:table-cell table:formula="oooc:=[.P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N10];10);1)-1);5)" office:value-type="float" office:value="1000">
            <text:p>1000</text:p>
          </table:table-cell>
          <table:table-cell table:formula="oooc:=10^(FLOOR(LOG([.O10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9">04/09/2007</text:date>, <text:time>15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09T15:32:38</dc:date>
    <dc:language>en-US</dc:language>
    <meta:editing-cycles>41</meta:editing-cycles>
    <meta:editing-duration>P1DT1H47M13S</meta:editing-duration>
    <meta:user-defined meta:name="Info 1"/>
    <meta:user-defined meta:name="Info 2"/>
    <meta:user-defined meta:name="Info 3"/>
    <meta:user-defined meta:name="Info 4"/>
    <meta:document-statistic meta:table-count="5" meta:cell-count="138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